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7.62cm" svg:height="4.484cm" svg:x="2.286cm" svg:y="8.9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1.013cm" svg:height="4.403cm" svg:x="15.748cm" svg:y="9.0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3.876cm" svg:height="2.384cm" svg:x="1.778cm" svg:y="18.19cm">
          <draw:text-box>
            <text:p>1. Joerg Pretz. Statistical uncertainties of frequency measurements [Internet]. 2014 [cited 2017 Jul 20]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Derivation: log-likelihood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11.43cm" svg:height="1.778cm" svg:x="0.362cm" svg:y="14.68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9.398cm" svg:height="1.778cm" svg:x="18.288cm" svg:y="6.6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0.877cm" svg:height="2.437cm" svg:x="16.82cm" svg:y="9.19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4.61cm" svg:height="1.271cm" svg:x="23.076cm" svg:y="11.93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5.494cm" svg:height="3.039cm" svg:x="12.192cm" svg:y="14.05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4.826cm" svg:height="1.304cm" svg:x="22.86cm" svg:y="17.5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9.994cm" svg:height="1.6cm" svg:x="0.362cm" svg:y="6.7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5.9cm" svg:height="1.673cm" svg:x="10.908cm" svg:y="7.052cm">
          <draw:text-box>
            <text:p text:style-name="P2"><text:span text:style-name="T1">Expectation value</text:span></text:p>
            <text:p text:style-name="P2"><text:span text:style-name="T1">(structural model)</text:span></text:p>
          </draw:text-box>
        </draw:frame>
        <draw:frame draw:style-name="gr4" draw:text-style-name="P2" draw:layer="layout" svg:width="7.466cm" svg:height="1.673cm" svg:x="9.125cm" svg:y="9.96cm">
          <draw:text-box>
            <text:p text:style-name="P2"><text:span text:style-name="T1">Probability distribution</text:span></text:p>
            <text:p text:style-name="P2"><text:span text:style-name="T1">(probabilistic model)</text:span></text:p>
          </draw:text-box>
        </draw:frame>
        <draw:frame draw:style-name="gr4" draw:text-style-name="P2" draw:layer="layout" svg:width="3.601cm" svg:height="0.962cm" svg:x="11.684cm" svg:y="17.697cm">
          <draw:text-box>
            <text:p><text:span text:style-name="T1">Error te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MLE procedure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4">
              <text:list-item>
                <text:p text:style-name="P4">First derivatives of log L</text:p>
              </text:list-item>
              <text:list-item>
                <text:p text:style-name="P4">Second derivatives</text:p>
              </text:list-item>
              <text:list-item>
                <text:p text:style-name="P4">Expectations of second derivatives</text:p>
              </text:list-item>
              <text:list-item>
                <text:p text:style-name="P4">The Fisher matrix</text:p>
              </text:list-item>
              <text:list-item>
                <text:p text:style-name="P4">The variance-covariance matrix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The variance-covariance matrix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</text:p>
              </text:list-item>
            </text:list>
          </draw:text-box>
        </draw:frame>
        <draw:frame draw:style-name="gr1" draw:text-style-name="P1" draw:layer="layout" svg:width="9.768cm" svg:height="4.471cm" svg:x="1.408cm" svg:y="6.5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21.336cm" svg:height="6.096cm" svg:x="6.35cm" svg:y="9.90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5.597cm" svg:height="2.748cm" svg:x="20.32cm" svg:y="17.0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he alternative S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Sinusoidal model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inear regression cross-check</text:p>
              </text:list-item>
            </text:list>
          </draw:text-box>
        </draw:frame>
        <draw:frame draw:style-name="gr1" draw:text-style-name="P1" draw:layer="layout" svg:width="13.794cm" svg:height="2.032cm" svg:x="1.192cm" svg:y="8.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8.89cm" svg:height="2.616cm" svg:x="1.192cm" svg:y="12.2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4.62cm" svg:height="2.54cm" svg:x="1.192cm" svg:y="15.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6.184cm" svg:height="1.482cm" svg:x="17.076cm" svg:y="8.5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7.708cm" svg:height="2.87cm" svg:x="17.076cm" svg:y="12.09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Uniform sampling</text:p>
          </draw:text-box>
        </draw:frame>
        <draw:frame draw:style-name="gr1" draw:text-style-name="P1" draw:layer="layout" svg:width="2.628cm" svg:height="1.6cm" svg:x="20.32cm" svg:y="1.77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7.261cm" svg:height="2.705cm" svg:x="1.778cm" svg:y="4.9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0.946cm" svg:height="3.681cm" svg:x="1.778cm" svg:y="9.34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7.366cm" svg:height="2.948cm" svg:x="1.778cm" svg:y="14.73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8.89cm" svg:height="2.616cm" svg:x="18.034cm" svg:y="4.95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4T10:32:02.092457785</meta:creation-date>
    <dc:date>2017-07-24T12:02:15.010728975</dc:date>
    <dc:creator>Alex Aksentyev</dc:creator>
    <meta:editing-duration>PT27M18S</meta:editing-duration>
    <meta:editing-cycles>10</meta:editing-cycles>
    <meta:generator>LibreOffice/4.3.3.2$Linux_X86_64 LibreOffice_project/43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subsup>
        <mi mathvariant="normal">σ</mi>
        <mi mathvariant="normal">ω</mi>
        <mn>2</mn>
      </msubsup>
      <mo stretchy="false">=</mo>
      <mfrac>
        <mn>24</mn>
        <mrow>
          <mi>K</mi>
          <msup>
            <mrow>
              <mo fence="true" stretchy="false">(</mo>
              <mrow>
                <mi mathvariant="italic">PT</mi>
              </mrow>
              <mo fence="true" stretchy="false">)</mo>
            </mrow>
            <mn>2</mn>
          </msup>
        </mrow>
      </mfrac>
    </mrow>
    <annotation encoding="StarMath 5.0">%sigma^2_{ %omega } = 24 over{ K(PT)^2 }</annotation>
  </semantics>
</math>
</file>

<file path=Object 10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i mathvariant="normal">ω</mi>
              <mi>,</mi>
              <mi mathvariant="normal">ϕ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frac>
                    <mn>24</mn>
                    <mrow>
                      <mi>K</mi>
                      <msup>
                        <mrow>
                          <mo fence="true" stretchy="false">(</mo>
                          <mrow>
                            <mi mathvariant="italic">PT</mi>
                          </mrow>
                          <mo fence="true" stretchy="false">)</mo>
                        </mrow>
                        <mn>2</mn>
                      </msup>
                    </mrow>
                  </mfrac>
                </mtd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</mtr>
              <mtr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  <mtd>
                  <mfrac>
                    <mn>8</mn>
                    <msup>
                      <mi mathvariant="italic">KP</mi>
                      <mn>2</mn>
                    </msup>
                  </mfrac>
                </mtd>
              </mtr>
            </mtable>
          </mrow>
          <mo fence="true" stretchy="true">)</mo>
        </mrow>
      </mrow>
    </mrow>
    <annotation encoding="StarMath 5.0">cov( %omega, %phi ) = left( matrix{24 over {K (PT)^2} # 	12 over {K P^2 T} ## 
12 over {K P^2 T} # 8 over {KP^2} } right)</annotation>
  </semantics>
</math>
</file>

<file path=Object 11/content.xml><?xml version="1.0" encoding="utf-8"?>
<math xmlns="http://www.w3.org/1998/Math/MathML" display="block">
  <semantics>
    <mrow>
      <mi mathvariant="italic">vcov</mi>
      <mrow>
        <mrow>
          <mo fence="true" stretchy="false">(</mo>
          <mrow>
            <mrow>
              <mover accent="true">
                <mi mathvariant="normal">ν</mi>
                <mo stretchy="false">^</mo>
              </mover>
              <mi>,</mi>
              <mover accent="true">
                <mi mathvariant="normal">ω</mi>
                <mo stretchy="false">^</mo>
              </mover>
              <mi>,</mi>
              <mover accent="true">
                <mi mathvariant="normal">ϕ</mi>
                <mo stretchy="false">^</mo>
              </mover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n>2</mn>
                    <mrow>
                      <mi mathvariant="normal">ν</mi>
                      <mo stretchy="false">/</mo>
                      <mi>K</mi>
                    </mrow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i>i</mi>
                              </msub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</mtr>
            </mtable>
          </mrow>
          <mo fence="true" stretchy="true">)</mo>
        </mrow>
      </mrow>
    </mrow>
    <annotation encoding="StarMath 5.0">vcov (hat%nu, hat%omega, hat%phi) = left(matrix{	2%nu/K#0#0##0#%nu over%OMEGA sum_i(%mu'_%phi(t_i))^2#%nu over%OMEGA sum_i t_i(%mu'_%phi(t_i))^2##0#%nu over%OMEGA sum_i t_i(%mu'_%phi(t_i))^2#%nu over%OMEGA sum_i(t_i %mu'_%phi(t_i))^2}right)</annotation>
  </semantics>
</math>
</file>

<file path=Object 12/content.xml><?xml version="1.0" encoding="utf-8"?>
<math xmlns="http://www.w3.org/1998/Math/MathML" display="block">
  <semantics>
    <mrow>
      <mrow>
        <mi mathvariant="normal">Ω</mi>
        <mo stretchy="false">=</mo>
        <mfrac>
          <mrow>
            <mn>2</mn>
            <msup>
              <mi mathvariant="normal">ν</mi>
              <mn>2</mn>
            </msup>
          </mrow>
          <mi>K</mi>
        </mfrac>
      </mrow>
      <mrow>
        <mo fence="true" stretchy="false">|</mo>
        <mrow>
          <mrow>
            <mi>I</mi>
            <mrow>
              <mo fence="true" stretchy="false">(</mo>
              <mrow>
                <msub>
                  <mi mathvariant="normal">θ</mi>
                  <mn>0</mn>
                </msub>
              </mrow>
              <mo fence="true" stretchy="false">)</mo>
            </mrow>
          </mrow>
        </mrow>
        <mo fence="true" stretchy="false">|</mo>
      </mrow>
    </mrow>
    <annotation encoding="StarMath 5.0">%OMEGA = {2%nu^2} over K lline I( %theta_0 )rline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μ</mi>
                <msub>
                  <mi>'</mi>
                  <mi mathvariant="normal">ϕ</mi>
                </msub>
                <mrow>
                  <mo fence="true" stretchy="false">(</mo>
                  <mrow>
                    <msub>
                      <mi>t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</mrow>
      <msup>
        <mi>cos</mi>
        <mn>2</mn>
      </msup>
      <mrow>
        <mrow>
          <mo fence="true" stretchy="false">(</mo>
          <mrow>
            <mrow>
              <mi mathvariant="normal">ω</mi>
              <mrow>
                <msub>
                  <mi>t</mi>
                  <mi>i</mi>
                </msub>
                <mo stretchy="false">+</mo>
                <mi mathvariant="normal">ϕ</mi>
              </mrow>
            </mrow>
          </mrow>
          <mo fence="true" stretchy="false">)</mo>
        </mrow>
        <mo stretchy="false">≡</mo>
        <msub>
          <mi>x</mi>
          <mi>i</mi>
        </msub>
      </mrow>
    </mrow>
    <annotation encoding="StarMath 5.0">(%mu'_%phi( t_i ))^2 = ( N_0 P )^2 cos^2( %omega t_i + %phi ) equiv x_i</annotation>
  </semantics>
</math>
</file>

<file path=Object 14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sub>
          <mi>x</mi>
          <mi>i</mi>
        </msub>
        <mrow>
          <msub>
            <mo stretchy="false">∑</mo>
            <mi>j</mi>
          </msub>
          <msub>
            <mi>x</mi>
            <mi>j</mi>
          </msub>
        </mrow>
      </mfrac>
    </mrow>
    <annotation encoding="StarMath 5.0">w_i = x_i over { sum_j x_j }</annotation>
  </semantics>
</math>
</file>

<file path=Object 16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i mathvariant="normal">ω</mi>
      </mrow>
      <mrow>
        <msub>
          <mi>t</mi>
          <mi>i</mi>
        </msub>
        <mo stretchy="false">+</mo>
        <mi mathvariant="normal">ϕ</mi>
      </mrow>
    </mrow>
    <annotation encoding="StarMath 5.0">%mu( t_i ) = %omega t_i + %phi</annotation>
  </semantics>
</math>
</file>

<file path=Object 17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sub>
            <mo stretchy="false">∑</mo>
            <mi>i</mi>
          </msub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</mrow>
              </mrow>
              <mo fence="true" stretchy="false">)</mo>
            </mrow>
            <mn>2</mn>
          </msup>
        </mrow>
      </mfrac>
    </mrow>
    <annotation encoding="StarMath 5.0">%sigma_{ hat%omega }^2 = %nu over{ sum_i (t_i - langle t rangle)^2 }</annotation>
  </semantics>
</math>
</file>

<file path=Object 1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9/content.xml><?xml version="1.0" encoding="utf-8"?>
<math xmlns="http://www.w3.org/1998/Math/MathML" display="block">
  <semantics>
    <mrow>
      <mrow>
        <mrow>
          <msubsup>
            <mo stretchy="false">∑</mo>
            <mrow>
              <mi>j</mi>
              <mo stretchy="false">=</mo>
              <mn>1</mn>
            </mrow>
            <mi>K</mi>
          </msubsup>
          <msub>
            <mi>x</mi>
            <mi>j</mi>
          </msub>
        </mrow>
        <mo stretchy="false">=</mo>
        <mfrac>
          <mn>1</mn>
          <mn>2</mn>
        </mfrac>
      </mrow>
      <mrow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  <mo stretchy="false">⋅</mo>
        <mi>K</mi>
      </mrow>
    </mrow>
    <annotation encoding="StarMath 5.0">sum_{j=1}^K x_j = 1 over 2 ( N_0 P )^2 cdot K</annotation>
  </semantics>
</math>
</file>

<file path=Object 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{%omega} } = 24 over { KT^2 } cdot left( %sigma_{%epsilon} over {N_0 P} right)^2</annotation>
  </semantics>
</math>
</file>

<file path=Object 20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  <mi>w</mi>
                </msub>
              </mrow>
            </mrow>
            <mo fence="true" stretchy="false">)</mo>
          </mrow>
          <mn>2</mn>
        </msup>
      </mrow>
      <mrow>
        <munder>
          <munder>
            <msub>
              <mi>w</mi>
              <mi>j</mi>
            </msub>
            <mo stretchy="true">⏟</mo>
          </munder>
          <mrow>
            <mn>1</mn>
            <mo stretchy="false">/</mo>
            <mi>K</mi>
          </mrow>
        </munder>
        <mo stretchy="false">≈</mo>
        <mfrac>
          <msup>
            <mrow>
              <mo fence="true" stretchy="false">(</mo>
              <mrow>
                <mrow>
                  <mi mathvariant="normal">Δ</mi>
                  <mi>t</mi>
                  <mi>K</mi>
                </mrow>
              </mrow>
              <mo fence="true" stretchy="false">)</mo>
            </mrow>
            <mn>2</mn>
          </msup>
          <mn>12</mn>
        </mfrac>
        <mo stretchy="false">=</mo>
        <mfrac>
          <msup>
            <mi>T</mi>
            <mn>2</mn>
          </msup>
          <mn>12</mn>
        </mfrac>
      </mrow>
    </mrow>
    <annotation encoding="StarMath 5.0">sum_i ( t_i - langle t rangle_w )^2 {w_j} underbrace{ 1/K } approx ( %DELTA t K )^2 over 12 = T^2 over 12</annotation>
  </semantics>
</math>
</file>

<file path=Object 21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%omega } = 24 over { KT^2 } cdot left( %sigma_{%epsilon} over {N_0 P} right)^2</annotation>
  </semantics>
</math>
</file>

<file path=Object 2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3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sub>
                      <mi>t</mi>
                      <mi>t</mi>
                    </msub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mu( t_i ) = N_0 ( 1 + P sin(%omega t_t + %phi) )</annotation>
  </semantics>
</math>
</file>

<file path=Object 4/content.xml><?xml version="1.0" encoding="utf-8"?>
<math xmlns="http://www.w3.org/1998/Math/MathML" display="block">
  <semantics>
    <mrow>
      <mi>N</mi>
      <mrow>
        <mrow>
          <mo fence="true" stretchy="false">(</mo>
          <mrow>
            <mi>t</mi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N( t ) = N_0 ( 1 + P sin(%omega t + %phi) )</annotation>
  </semantics>
</math>
</file>

<file path=Object 5/content.xml><?xml version="1.0" encoding="utf-8"?>
<math xmlns="http://www.w3.org/1998/Math/MathML" display="block">
  <semantics>
    <mrow>
      <mi>log</mi>
      <mrow>
        <mi>L</mi>
        <mo stretchy="false">=</mo>
        <mrow>
          <msub>
            <mo stretchy="false">∑</mo>
            <mi>i</mi>
          </msub>
          <mi>log</mi>
        </mrow>
      </mrow>
      <mrow>
        <mo fence="true" stretchy="false">(</mo>
        <mrow>
          <mrow>
            <msub>
              <mi>N</mi>
              <mn>0</mn>
            </msub>
            <mrow>
              <mo fence="true" stretchy="false">(</mo>
              <mrow>
                <mrow>
                  <mrow>
                    <mn>1</mn>
                    <mo stretchy="false">+</mo>
                    <mi>P</mi>
                  </mrow>
                  <mi>sin</mi>
                  <mrow>
                    <mo fence="true" stretchy="false">(</mo>
                    <mrow>
                      <mrow>
                        <mi mathvariant="normal">ω</mi>
                        <mrow>
                          <msub>
                            <mi>t</mi>
                            <mi>i</mi>
                          </msub>
                          <mo stretchy="false">+</mo>
                          <mi mathvariant="normal">ϕ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g L = sum_i log( N_0(1 + P sin(%omega t_i + %phi) )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y</mi>
                <mi>i</mi>
              </msub>
              <mi>;</mi>
              <mi mathvariant="normal">θ</mi>
            </mrow>
          </mrow>
          <mo fence="true" stretchy="false">)</mo>
        </mrow>
        <mo stretchy="false">=</mo>
        <mfrac>
          <mn>1</mn>
          <msqrt>
            <mrow>
              <mn>2</mn>
              <mi mathvariant="normal">π</mi>
              <mi mathvariant="normal">ν</mi>
            </mrow>
          </msqrt>
        </mfrac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frac>
              <msup>
                <mrow>
                  <mo fence="true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 mathvariant="normal">μ</mi>
                      </mrow>
                      <mrow>
                        <mo fence="true" stretchy="false">(</mo>
                        <mrow>
                          <msub>
                            <mi>t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i mathvariant="normal">ν</mi>
            </mfrac>
          </mrow>
        </mrow>
        <mo fence="true" stretchy="true">)</mo>
      </mrow>
    </mrow>
    <annotation encoding="StarMath 5.0">f( y_i ; %theta ) = 1 over { sqrt{2 %pi %nu }} exp left( -{1 over 2}  {(y_i - %mu(t_i))^2} over %nu right)
</annotation>
  </semantics>
</math>
</file>

<file path=Object 7/content.xml><?xml version="1.0" encoding="utf-8"?>
<math xmlns="http://www.w3.org/1998/Math/MathML" display="block">
  <semantics>
    <mrow>
      <mi mathvariant="normal">θ</mi>
      <mo stretchy="false">≡</mo>
      <mrow>
        <mo fence="true" stretchy="false">(</mo>
        <mrow>
          <mrow>
            <mi mathvariant="normal">ν</mi>
            <mi>,</mi>
            <mi mathvariant="normal">ω</mi>
            <mi>,</mi>
            <mi mathvariant="normal">ϕ</mi>
          </mrow>
        </mrow>
        <mo fence="true" stretchy="false">)</mo>
      </mrow>
    </mrow>
    <annotation encoding="StarMath 5.0">%theta equiv ( %nu, %omega, %phi )</annotation>
  </semantics>
</math>
</file>

<file path=Object 8/content.xml><?xml version="1.0" encoding="utf-8"?>
<math xmlns="http://www.w3.org/1998/Math/MathML" display="block">
  <semantics>
    <mrow>
      <mi>log</mi>
      <mi>L</mi>
      <mrow>
        <mrow>
          <mo fence="true" stretchy="false">(</mo>
          <mrow>
            <mrow>
              <mi mathvariant="normal">θ</mi>
              <mi>;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sub>
            <mo stretchy="false">∏</mo>
            <mi>i</mi>
          </msub>
          <mi>f</mi>
        </mrow>
      </mrow>
      <mrow>
        <mrow>
          <mo fence="true" stretchy="false">(</mo>
          <mrow>
            <mrow>
              <msub>
                <mi>y</mi>
                <mi>i</mi>
              </msub>
              <mo stretchy="false">∨</mo>
              <mi mathvariant="normal">θ</mi>
            </mrow>
          </mrow>
          <mo fence="true" stretchy="false">)</mo>
        </mrow>
        <mo stretchy="false">=</mo>
        <mrow>
          <mrow>
            <mo stretchy="false">−</mo>
            <mrow>
              <mfrac>
                <mi>K</mi>
                <mn>2</mn>
              </mfrac>
              <mi>log</mi>
              <mn>2</mn>
              <mi mathvariant="normal">π</mi>
            </mrow>
          </mrow>
          <mo stretchy="false">−</mo>
          <mfrac>
            <mi>K</mi>
            <mn>2</mn>
          </mfrac>
        </mrow>
      </mrow>
      <mi>log</mi>
      <mrow>
        <mi mathvariant="normal">ν</mi>
        <mo stretchy="false">−</mo>
        <mfrac>
          <mn>1</mn>
          <mrow>
            <mn>2</mn>
            <mi mathvariant="normal">ν</mi>
          </mrow>
        </mfrac>
      </mrow>
      <mrow>
        <msub>
          <mo stretchy="false">∑</mo>
          <mi>i</mi>
        </msub>
        <msubsup>
          <mi mathvariant="normal">ϵ</mi>
          <mi>i</mi>
          <mn>2</mn>
        </msubsup>
      </mrow>
    </mrow>
    <annotation encoding="StarMath 5.0">log L( %theta ; vec{y} ) = prod_i f( y_i |%theta ) 
	=  - {K over 2 log 2%pi} - K over 2 log %nu - 1 over { 2%nu } sum_i %epsilon_i^2</annotation>
  </semantics>
</math>
</file>

<file path=Object 9/content.xml><?xml version="1.0" encoding="utf-8"?>
<math xmlns="http://www.w3.org/1998/Math/MathML" display="block">
  <semantics>
    <mrow>
      <mrow>
        <msub>
          <mi mathvariant="normal">ϵ</mi>
          <mi>i</mi>
        </msub>
        <mo stretchy="false">≡</mo>
        <mrow>
          <msub>
            <mi>y</mi>
            <mi>i</mi>
          </msub>
          <mo stretchy="false">−</mo>
          <mi mathvariant="normal">μ</mi>
        </mrow>
      </mrow>
      <mrow>
        <mo fence="true" stretchy="false">(</mo>
        <mrow>
          <msub>
            <mi>t</mi>
            <mi>i</mi>
          </msub>
        </mrow>
        <mo fence="true" stretchy="false">)</mo>
      </mrow>
    </mrow>
    <annotation encoding="StarMath 5.0">%epsilon_i equiv y_i - %mu( t_i )</annotation>
  </semantics>
</math>
</file>